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9.00pt" fo:font-weight="normal" fo:font-family="Calibri" style:font-family-asian="Calibri" style:font-family-complex="Calibri" fo:background-color="transparent" fo:color="#44546a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left="-72.00pt" fo:text-indent="0.00pt" fo:margin-right="523.20pt"/>
    </style:style>
    <style:style style:name="P2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3" style:family="paragraph">
      <style:paragraph-properties fo:line-height="100.00%" fo:text-align="center" fo:margin-right="0.05pt"/>
    </style:style>
    <style:style style:name="P4" style:family="paragraph">
      <style:paragraph-properties fo:line-height="100.00%" fo:text-align="center" fo:margin-left="1.50pt" fo:text-indent="0.00pt"/>
    </style:style>
    <style:style style:name="P5" style:family="paragraph">
      <style:paragraph-properties fo:line-height="100.00%" fo:text-align="center" fo:margin-right="0.05pt"/>
    </style:style>
    <style:style style:name="P6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7" style:family="paragraph">
      <style:paragraph-properties fo:line-height="100.00%" fo:text-align="left" fo:margin-left="-18.50pt" fo:text-indent="-3.90pt">
        <style:tab-stops>
          <style:tab-stop style:position="107.90pt"/>
          <style:tab-stop style:position="98708.00pt" style:leader-style="dotted"/>
        </style:tab-stops>
      </style:paragraph-properties>
    </style:style>
    <style:style style:name="P8" style:family="paragraph">
      <style:paragraph-properties fo:line-height="100.00%" fo:text-align="left" fo:margin-left="0.05pt" fo:text-indent="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-18.50pt" fo:text-indent="-3.90pt">
        <style:tab-stops>
          <style:tab-stop style:position="107.90pt"/>
          <style:tab-stop style:position="98708.00pt" style:leader-style="dotted"/>
        </style:tab-stops>
      </style:paragraph-properties>
    </style:style>
    <style:style style:name="P11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12" style:family="paragraph">
      <style:paragraph-properties fo:line-height="100.00%" fo:text-align="justify" fo:margin-left="0.05pt" fo:text-indent="0.00pt" fo:margin-right="3.10pt"/>
    </style:style>
    <style:style style:name="P13" style:family="paragraph">
      <style:paragraph-properties fo:line-height="110.00%" fo:text-align="left" fo:margin-left="0.05pt" fo:text-indent="0.00pt"/>
    </style:style>
    <style:style style:name="P14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15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16" style:family="paragraph">
      <style:paragraph-properties fo:line-height="100.00%" fo:text-align="left" fo:margin-left="0.05pt" fo:text-indent="0.00pt"/>
    </style:style>
    <style:style style:name="P17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18" style:family="paragraph">
      <style:paragraph-properties fo:line-height="100.00%" fo:text-align="left" fo:margin-left="0.05pt" fo:text-indent="0.00pt"/>
    </style:style>
    <style:style style:name="P19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20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21" style:family="paragraph">
      <style:paragraph-properties fo:line-height="100.00%" fo:text-align="left" fo:margin-left="0.05pt" fo:text-indent="0.00pt"/>
    </style:style>
    <style:style style:name="P22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23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24" style:family="paragraph">
      <style:paragraph-properties fo:line-height="110.00%" fo:text-align="left" fo:margin-left="0.05pt" fo:text-indent="0.00pt"/>
    </style:style>
    <text:list-style style:name="L25">
      <text:list-level-style-bullet text:level="1" text:bullet-char="•">
        <style:list-level-properties text:space-before="0.05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/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justify" fo:margin-left="0.05pt" fo:text-indent="0.00pt"/>
    </style:style>
    <style:style style:name="P28" style:family="paragraph">
      <style:paragraph-properties fo:line-height="100.00%" fo:text-align="justify" fo:margin-left="0.05pt" fo:text-indent="0.00pt"/>
    </style:style>
    <style:style style:name="P29" style:family="paragraph">
      <style:paragraph-properties fo:line-height="100.00%" fo:text-align="justify" fo:margin-left="0.05pt" fo:text-indent="0.00pt"/>
    </style:style>
    <style:style style:name="P30" style:family="paragraph">
      <style:paragraph-properties fo:line-height="100.00%" fo:text-align="justify" fo:margin-left="0.05pt" fo:text-indent="0.00pt"/>
    </style:style>
    <style:style style:name="P31" style:family="paragraph">
      <style:paragraph-properties fo:line-height="100.00%" fo:text-align="justify" fo:margin-left="0.05pt" fo:text-indent="0.00pt"/>
    </style:style>
    <style:style style:name="P32" style:family="paragraph">
      <style:paragraph-properties fo:line-height="110.00%" fo:text-align="left" fo:margin-left="0.05pt" fo:text-indent="0.00pt"/>
    </style:style>
    <style:style style:name="P33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34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35" style:family="paragraph">
      <style:paragraph-properties fo:line-height="100.00%" fo:text-align="left" fo:margin-left="0.05pt" fo:text-indent="0.00pt"/>
    </style:style>
    <style:style style:name="P36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37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38" style:family="paragraph">
      <style:paragraph-properties fo:line-height="110.00%" fo:text-align="left" fo:margin-left="0.05pt" fo:text-indent="0.00pt"/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41" style:family="paragraph">
      <style:paragraph-properties fo:line-height="110.00%" fo:text-align="left" fo:margin-bottom="8.00pt"/>
    </style:style>
    <style:style style:name="P42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43" style:family="paragraph">
      <style:paragraph-properties fo:line-height="100.00%" fo:text-align="center" fo:margin-right="0.05pt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46" style:family="paragraph">
      <style:paragraph-properties fo:line-height="100.00%" fo:text-align="left" fo:margin-left="-18.50pt" fo:text-indent="-3.90pt">
        <style:tab-stops>
          <style:tab-stop style:position="107.90pt"/>
          <style:tab-stop style:position="98708.00pt" style:leader-style="dotted"/>
        </style:tab-stops>
      </style:paragraph-properties>
    </style:style>
    <style:style style:name="P47" style:family="paragraph">
      <style:paragraph-properties fo:line-height="100.00%" fo:text-align="left" fo:margin-left="0.05pt" fo:text-indent="0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-18.50pt" fo:text-indent="-3.90pt">
        <style:tab-stops>
          <style:tab-stop style:position="107.90pt"/>
          <style:tab-stop style:position="98708.00pt" style:leader-style="dotted"/>
        </style:tab-stops>
      </style:paragraph-properties>
    </style:style>
    <style:style style:name="P50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51" style:family="paragraph">
      <style:paragraph-properties fo:line-height="100.00%" fo:text-align="justify" fo:margin-left="0.05pt" fo:text-indent="0.00pt" fo:margin-right="3.10pt"/>
    </style:style>
    <style:style style:name="P52" style:family="paragraph">
      <style:paragraph-properties fo:line-height="110.00%" fo:text-align="left" fo:margin-left="0.05pt" fo:text-indent="0.00pt"/>
    </style:style>
    <style:style style:name="P53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54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55" style:family="paragraph">
      <style:paragraph-properties fo:line-height="100.00%" fo:text-align="left" fo:margin-left="0.05pt" fo:text-indent="0.00pt"/>
    </style:style>
    <style:style style:name="P56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57" style:family="paragraph">
      <style:paragraph-properties fo:line-height="100.00%" fo:text-align="left" fo:margin-left="0.05pt" fo:text-indent="0.00pt"/>
    </style:style>
    <style:style style:name="P58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59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60" style:family="paragraph">
      <style:paragraph-properties fo:line-height="100.00%" fo:text-align="left" fo:margin-left="0.05pt" fo:text-indent="0.00pt"/>
    </style:style>
    <style:style style:name="P61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62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63" style:family="paragraph">
      <style:paragraph-properties fo:line-height="110.00%" fo:text-align="left" fo:margin-left="0.05pt" fo:text-indent="0.00pt"/>
    </style:style>
    <style:style style:name="P64" style:family="paragraph">
      <style:paragraph-properties fo:line-height="100.00%" fo:text-align="justify" fo:margin-left="0.05pt" fo:text-indent="0.00pt"/>
    </style:style>
    <style:style style:name="P65" style:family="paragraph">
      <style:paragraph-properties fo:line-height="100.00%" fo:text-align="left" fo:margin-left="0.05pt" fo:text-indent="0.00pt"/>
    </style:style>
    <style:style style:name="P66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67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68" style:family="paragraph">
      <style:paragraph-properties fo:line-height="100.00%" fo:text-align="left" fo:margin-left="0.05pt" fo:text-indent="0.00pt"/>
    </style:style>
    <style:style style:name="P69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70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71" style:family="paragraph">
      <style:paragraph-properties fo:line-height="100.00%" fo:text-align="left" fo:margin-left="0.05pt" fo:text-indent="0.00pt"/>
    </style:style>
    <style:style style:name="P72" style:family="paragraph">
      <style:paragraph-properties fo:line-height="100.00%" fo:text-align="left" fo:margin-left="0.05pt" fo:text-indent="0.00pt"/>
    </style:style>
    <style:style style:name="P73" style:family="paragraph">
      <style:paragraph-properties fo:line-height="100.00%" fo:text-align="left" fo:margin-left="-18.50pt" fo:text-indent="-3.90pt">
        <style:tab-stops>
          <style:tab-stop style:position="507.55pt"/>
        </style:tab-stops>
      </style:paragraph-properties>
    </style:style>
    <style:style style:name="P74" style:family="paragraph">
      <style:paragraph-properties fo:line-height="110.00%" fo:text-align="left" fo:margin-bottom="8.00pt"/>
    </style:style>
    <style:style style:name="P75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78" style:family="paragraph">
      <style:paragraph-properties fo:line-height="100.00%" fo:text-align="left" fo:margin-left="-2.10pt" fo:text-indent="-5.75pt">
        <style:tab-stops>
          <style:tab-stop style:position="65.00pt"/>
          <style:tab-stop style:position="98691.60pt" style:leader-style="dotted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-2.10pt" fo:text-indent="-5.75pt">
        <style:tab-stops>
          <style:tab-stop style:position="65.00pt"/>
          <style:tab-stop style:position="98691.60pt" style:leader-style="dotted"/>
        </style:tab-stops>
      </style:paragraph-properties>
    </style:style>
    <style:style style:name="P81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94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97" style:family="paragraph">
      <style:paragraph-properties fo:line-height="110.00%" fo:text-align="left" fo:margin-bottom="8.00pt">
        <style:tab-stops>
          <style:tab-stop style:position="85.65pt"/>
        </style:tab-stops>
      </style:paragraph-properties>
    </style:style>
    <style:style style:name="P98" style:family="paragraph">
      <style:paragraph-properties fo:line-height="110.00%" fo:text-align="left" fo:margin-bottom="8.00pt"/>
    </style:style>
    <style:style style:name="P99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02" style:family="paragraph">
      <style:paragraph-properties fo:line-height="100.00%" fo:text-align="left" fo:margin-left="-2.10pt" fo:text-indent="-5.75pt">
        <style:tab-stops>
          <style:tab-stop style:position="65.00pt"/>
          <style:tab-stop style:position="98691.60pt" style:leader-style="dotted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-2.10pt" fo:text-indent="-5.75pt">
        <style:tab-stops>
          <style:tab-stop style:position="65.00pt"/>
          <style:tab-stop style:position="98691.60pt" style:leader-style="dotted"/>
        </style:tab-stops>
      </style:paragraph-properties>
    </style:style>
    <style:style style:name="P105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-2.10pt" fo:text-indent="-5.75pt">
        <style:tab-stops>
          <style:tab-stop style:position="448.65pt"/>
        </style:tab-stops>
      </style:paragraph-properties>
    </style:style>
    <style:style style:name="P118" style:family="paragraph">
      <style:paragraph-properties fo:line-height="110.00%" fo:text-align="left" fo:margin-bottom="8.00pt">
        <style:tab-stops>
          <style:tab-stop style:position="85.65pt"/>
        </style:tab-stops>
      </style:paragraph-properties>
    </style:style>
    <style:style style:name="P119" style:family="paragraph">
      <style:paragraph-properties fo:line-height="105.00%" fo:text-align="left"/>
    </style:style>
    <style:style style:name="P120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24" style:family="paragraph">
      <style:paragraph-properties fo:line-height="100.00%" fo:text-align="left" fo:margin-left="-2.10pt" fo:text-indent="-5.75pt">
        <style:tab-stops>
          <style:tab-stop style:position="64.90pt"/>
          <style:tab-stop style:position="98691.60pt" style:leader-style="dotted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-2.10pt" fo:text-indent="-5.75pt">
        <style:tab-stops>
          <style:tab-stop style:position="64.90pt"/>
          <style:tab-stop style:position="98691.60pt" style:leader-style="dotted"/>
        </style:tab-stops>
      </style:paragraph-properties>
    </style:style>
    <style:style style:name="P127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-2.10pt" fo:text-indent="-5.75pt">
        <style:tab-stops>
          <style:tab-stop style:position="448.30pt"/>
        </style:tab-stops>
      </style:paragraph-properties>
    </style:style>
    <style:style style:name="P142" style:family="paragraph">
      <style:paragraph-properties fo:line-height="110.00%" fo:text-align="left" fo:margin-bottom="8.00pt">
        <style:tab-stops>
          <style:tab-stop style:position="85.65pt"/>
        </style:tab-stops>
      </style:paragraph-properties>
    </style:style>
    <style:style style:name="P143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46" style:family="paragraph">
      <style:paragraph-properties fo:line-height="100.00%" fo:text-align="left" fo:margin-left="6.15pt" fo:text-indent="-5.75pt">
        <style:tab-stops>
          <style:tab-stop style:position="56.75pt"/>
          <style:tab-stop style:position="98683.35pt" style:leader-style="dotted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6.15pt" fo:text-indent="-5.75pt">
        <style:tab-stops>
          <style:tab-stop style:position="56.75pt"/>
          <style:tab-stop style:position="98683.35pt" style:leader-style="dotted"/>
        </style:tab-stops>
      </style:paragraph-properties>
    </style:style>
    <style:style style:name="P149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6.15pt" fo:text-indent="-5.75pt">
        <style:tab-stops>
          <style:tab-stop style:position="440.40pt"/>
        </style:tab-stops>
      </style:paragraph-properties>
    </style:style>
    <style:style style:name="P162" style:family="paragraph">
      <style:paragraph-properties fo:line-height="110.00%" fo:text-align="left" fo:margin-bottom="8.00pt">
        <style:tab-stops>
          <style:tab-stop style:position="85.65pt"/>
        </style:tab-stops>
      </style:paragraph-properties>
    </style:style>
    <style:style style:name="TableColumn0100" style:family="table-column">
      <style:table-column-properties style:column-width="1.241667in"/>
    </style:style>
    <style:style style:name="TableColumn0101" style:family="table-column">
      <style:table-column-properties style:column-width="5.550694in"/>
    </style:style>
    <style:style style:name="Table01" style:family="table">
      <style:table-properties style:width="6.792361in" fo:margin-left="0.000000in" style:writing-mode="lr" table:align="left" style:may-break-between-rows="true"/>
    </style:style>
    <style:style style:name="TableRow0100" style:family="table-row">
      <style:table-row-properties style:min-row-height="2.112500in"/>
    </style:style>
    <style:style style:name="TableCell0100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1" style:family="table-row">
      <style:table-row-properties style:min-row-height="0.170833in"/>
    </style:style>
    <style:style style:name="TableCell0101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101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Row0102" style:family="table-row">
      <style:table-row-properties style:min-row-height="0.226389in"/>
    </style:style>
    <style:style style:name="TableCell0102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3" style:family="table-row">
      <style:table-row-properties style:min-row-height="0.012500in"/>
    </style:style>
    <style:style style:name="TableCell0103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4" style:family="table-row">
      <style:table-row-properties style:min-row-height="0.012500in"/>
    </style:style>
    <style:style style:name="TableCell0104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5" style:family="table-row">
      <style:table-row-properties style:min-row-height="0.130556in"/>
    </style:style>
    <style:style style:name="TableCell0105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6" style:family="table-row">
      <style:table-row-properties style:min-row-height="0.620139in"/>
    </style:style>
    <style:style style:name="TableCell0106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7" style:family="table-row">
      <style:table-row-properties style:min-row-height="0.458333in"/>
    </style:style>
    <style:style style:name="TableCell0107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108" style:family="table-row">
      <style:table-row-properties style:min-row-height="4.727083in"/>
    </style:style>
    <style:style style:name="TableCell0108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Column0200" style:family="table-column">
      <style:table-column-properties style:column-width="1.241667in"/>
    </style:style>
    <style:style style:name="TableColumn0201" style:family="table-column">
      <style:table-column-properties style:column-width="5.550694in"/>
    </style:style>
    <style:style style:name="Table02" style:family="table">
      <style:table-properties style:width="6.792361in" fo:margin-left="0.000000in" style:writing-mode="lr" table:align="left" style:may-break-between-rows="true"/>
    </style:style>
    <style:style style:name="TableRow0200" style:family="table-row">
      <style:table-row-properties style:min-row-height="2.112500in"/>
    </style:style>
    <style:style style:name="TableCell0200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1" style:family="table-row">
      <style:table-row-properties style:min-row-height="0.170833in"/>
    </style:style>
    <style:style style:name="TableCell0201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101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Row0202" style:family="table-row">
      <style:table-row-properties style:min-row-height="0.226389in"/>
    </style:style>
    <style:style style:name="TableCell0202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3" style:family="table-row">
      <style:table-row-properties style:min-row-height="0.012500in"/>
    </style:style>
    <style:style style:name="TableCell0203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4" style:family="table-row">
      <style:table-row-properties style:min-row-height="0.012500in"/>
    </style:style>
    <style:style style:name="TableCell0204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5" style:family="table-row">
      <style:table-row-properties style:min-row-height="0.130556in"/>
    </style:style>
    <style:style style:name="TableCell0205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6" style:family="table-row">
      <style:table-row-properties style:min-row-height="0.620139in"/>
    </style:style>
    <style:style style:name="TableCell0206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6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7" style:family="table-row">
      <style:table-row-properties style:min-row-height="0.295833in"/>
    </style:style>
    <style:style style:name="TableCell0207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7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Row0208" style:family="table-row">
      <style:table-row-properties style:min-row-height="3.401389in"/>
    </style:style>
    <style:style style:name="TableCell020800" style:family="table-cell">
      <style:table-cell-properties fo:border-top="0.020833in solid #000001" fo:border-left="0.020833in solid #000001" fo:border-right="0.020833in solid #000001" fo:border-bottom="0.020833in solid #000001" fo:padding-left="0.054167in" fo:padding-right="0.054167in" fo:vertical-align="top" fo:background-color="#ffffff"/>
    </style:style>
    <style:style style:name="TableCell020801" style:family="table-cell">
      <style:table-cell-properties fo:border-top="0.000000in solid #000000" fo:border-left="0.000000in solid #000000" fo:border-right="0.000000in solid #000000" fo:border-bottom="0.000000in solid #000000" fo:padding-left="0.054167in" fo:padding-right="0.054167in" fo:vertical-align="top" fo:background-color="# 0 0 0"/>
    </style:style>
    <style:style style:name="TableColumn0300" style:family="table-column">
      <style:table-column-properties style:column-width="0.873611in"/>
    </style:style>
    <style:style style:name="TableColumn0301" style:family="table-column">
      <style:table-column-properties style:column-width="5.328472in"/>
    </style:style>
    <style:style style:name="Table03" style:family="table">
      <style:table-properties style:width="6.202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101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2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3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4" style:family="table-row">
      <style:table-row-properties/>
    </style:style>
    <style:style style:name="TableCell0304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4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5" style:family="table-row">
      <style:table-row-properties/>
    </style:style>
    <style:style style:name="TableCell0305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5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6" style:family="table-row">
      <style:table-row-properties/>
    </style:style>
    <style:style style:name="TableCell0306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6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7" style:family="table-row">
      <style:table-row-properties/>
    </style:style>
    <style:style style:name="TableCell0307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7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308" style:family="table-row">
      <style:table-row-properties style:min-row-height="3.826389in"/>
    </style:style>
    <style:style style:name="TableCell0308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308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Column0400" style:family="table-column">
      <style:table-column-properties style:column-width="0.873611in"/>
    </style:style>
    <style:style style:name="TableColumn0401" style:family="table-column">
      <style:table-column-properties style:column-width="5.328472in"/>
    </style:style>
    <style:style style:name="Table04" style:family="table">
      <style:table-properties style:width="6.202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101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2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3" style:family="table-row">
      <style:table-row-properties/>
    </style:style>
    <style:style style:name="TableCell0403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3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4" style:family="table-row">
      <style:table-row-properties/>
    </style:style>
    <style:style style:name="TableCell0404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4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5" style:family="table-row">
      <style:table-row-properties/>
    </style:style>
    <style:style style:name="TableCell0405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5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6" style:family="table-row">
      <style:table-row-properties/>
    </style:style>
    <style:style style:name="TableCell0406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6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407" style:family="table-row">
      <style:table-row-properties/>
    </style:style>
    <style:style style:name="TableCell0407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407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Column0500" style:family="table-column">
      <style:table-column-properties style:column-width="0.872222in"/>
    </style:style>
    <style:style style:name="TableColumn0501" style:family="table-column">
      <style:table-column-properties style:column-width="5.325000in"/>
    </style:style>
    <style:style style:name="Table05" style:family="table">
      <style:table-properties style:width="6.197222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101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4" style:family="table-row">
      <style:table-row-properties/>
    </style:style>
    <style:style style:name="TableCell0504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4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5" style:family="table-row">
      <style:table-row-properties/>
    </style:style>
    <style:style style:name="TableCell0505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5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6" style:family="table-row">
      <style:table-row-properties/>
    </style:style>
    <style:style style:name="TableCell0506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6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7" style:family="table-row">
      <style:table-row-properties/>
    </style:style>
    <style:style style:name="TableCell0507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7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508" style:family="table-row">
      <style:table-row-properties/>
    </style:style>
    <style:style style:name="TableCell0508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508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Column0600" style:family="table-column">
      <style:table-column-properties style:column-width="0.873611in"/>
    </style:style>
    <style:style style:name="TableColumn0601" style:family="table-column">
      <style:table-column-properties style:column-width="5.328472in"/>
    </style:style>
    <style:style style:name="Table06" style:family="table">
      <style:table-properties style:width="6.2020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1" style:family="table-row">
      <style:table-row-properties/>
    </style:style>
    <style:style style:name="TableCell0601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101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2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3" style:family="table-row">
      <style:table-row-properties/>
    </style:style>
    <style:style style:name="TableCell0603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3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4" style:family="table-row">
      <style:table-row-properties/>
    </style:style>
    <style:style style:name="TableCell0604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4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5" style:family="table-row">
      <style:table-row-properties/>
    </style:style>
    <style:style style:name="TableCell0605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5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6" style:family="table-row">
      <style:table-row-properties/>
    </style:style>
    <style:style style:name="TableCell0606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6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  <style:style style:name="TableRow0607" style:family="table-row">
      <style:table-row-properties/>
    </style:style>
    <style:style style:name="TableCell060700" style:family="table-cell">
      <style:table-cell-properties fo:border-top="0.020833in solid #000001" fo:border-left="0.020833in solid #000001" fo:border-right="0.020833in solid #000001" fo:border-bottom="0.020833in solid #000001" fo:padding-left="0.079861in" fo:padding-right="0.079861in" fo:vertical-align="top" fo:background-color="#ffffff"/>
    </style:style>
    <style:style style:name="TableCell060701" style:family="table-cell">
      <style:table-cell-properties fo:border-top="0.000000in solid #000000" fo:border-left="0.000000in solid #000000" fo:border-right="0.000000in solid #000000" fo:border-bottom="0.000000in solid #000000" fo:padding-left="0.079861in" fo:padding-right="0.079861in" fo:vertical-align="top" fo:background-color="# 0 0 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3"><draw:frame text:anchor-type="as-char" svg:width="169.86mm" svg:height="45.51mm" style:rel-width="scale" style:rel-height="scale"><draw:object-ole xlink:href="OleObj1"/><draw:image xlink:href="ObjectReplacements/OleObj1"/></draw:frame><text:span text:style-name="T2"><text:s/></text:span></text:p>
            <text:p text:style-name="P4"><text:span text:style-name="T2"><text:s/></text:span></text:p>
            <text:p text:style-name="P5"><text:span text:style-name="T2"><text:s/></text:span><text:span text:style-name="T3"/></text:p>
          </table:table-cell>
          <table:covered-table-cell/>
        </table:table-row>
        <table:table-row table:style-name="TableRow0101">
          <table:table-cell table:style-name="TableCell010100">
            <text:p text:style-name="P8"><text:span text:style-name="T4">Nombre:<text:s/></text:span><text:span text:style-name="T5"/></text:p>
          </table:table-cell>
          <table:table-cell table:style-name="TableCell010101">
            <text:p text:style-name="P9"><text:span text:style-name="T6">Jugar</text:span></text:p>
            <text:p text:style-name="P9"><text:span text:style-name="T6"><text:s/></text:span><text:span text:style-name="T7"/></text:p>
          </table:table-cell>
        </table:table-row>
        <table:table-row table:style-name="TableRow0102">
          <table:table-cell table:style-name="TableCell010200" table:number-columns-spanned="2">
            <text:p text:style-name="P12"><text:span text:style-name="T8">Descripción:<text:s/></text:span><text:span text:style-name="T9"><text:s/>Permite al usuario iniciar el juego. El usuario podrá ver un tablero con cartas</text:span></text:p>
            <text:p text:style-name="P13"><text:span text:style-name="T9"><text:s/></text:span><text:span text:style-name="T10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6"><text:span text:style-name="T11">Actores:<text:s/></text:span><text:span text:style-name="T12">Usuario </text:span></text:p>
            <text:p text:style-name="P16"><text:span text:style-name="T12"><text:s/></text:span><text:span text:style-name="T13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8"><text:span text:style-name="T14">Precondiciones:<text:s/></text:span><text:span text:style-name="T15">. Inroducir el nombre de usuario</text:span></text:p>
            <text:p text:style-name="P18"><text:span text:style-name="T15"><text:s/></text:span><text:span text:style-name="T16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21"><text:span text:style-name="T17">Requisitos no funcionales:<text:s/></text:span><text:span text:style-name="T18">Ninguno. </text:span></text:p>
            <text:p text:style-name="P21"><text:span text:style-name="T18"><text:s/></text:span><text:span text:style-name="T19"/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24"><text:span text:style-name="T20">Flujo de Eventos: </text:span></text:p>
            <text:list text:style-name="L25">
              <text:list-item>
                <text:p text:style-name="P25"><text:span text:style-name="T21">El usuario selecciona “Jugar” para iniciar el juego (Ilustración 1)</text:span></text:p>
              </text:list-item>
              <text:list-item>
                <text:p text:style-name="P25"><text:span text:style-name="T21">Se le muestra el tablero con su mano y su mazo</text:span></text:p>
              </text:list-item>
            </text:list>
            <text:p text:style-name="P26"><text:span text:style-name="T21">3.<text:s text:c="9"/>El usuario elige una carta</text:span></text:p>
            <text:p text:style-name="P27"><text:span text:style-name="T21">4.<text:s text:c="9"/>El usuario selecciona “Jugar turno”</text:span></text:p>
            <text:p text:style-name="P27"><text:span text:style-name="T21">[Si el usuario elige camaleón, canguro, loro]</text:span></text:p>
            <text:p text:style-name="P28"><text:span text:style-name="T21"><text:s text:c="11"/>5.1<text:s text:c="6"/>EXTENDS POP UP ANIMALADA</text:span></text:p>
            <text:p text:style-name="P28"><text:span text:style-name="T21">6.<text:s text:c="9"/>Hacer animalada</text:span></text:p>
            <text:p text:style-name="P28"><text:span text:style-name="T21">7.<text:s text:c="9"/>Hacer recurrentes</text:span></text:p>
            <text:p text:style-name="P28"><text:span text:style-name="T21">8.<text:s text:c="9"/>El usuario selecciona “Siguiente”</text:span></text:p>
            <text:p text:style-name="P29"><text:span text:style-name="T21">[Si los jugadores tienen cartas]</text:span></text:p>
            <text:p text:style-name="P30"><text:span text:style-name="T21"><text:tab/>9.1<text:s text:c="6"/>Juega la IA</text:span></text:p>
            <text:p text:style-name="P30"><text:span text:style-name="T21">[Si los jugadores no tienen cartas]</text:span></text:p>
            <text:p text:style-name="P31"><text:span text:style-name="T21"><text:s text:c="12"/>9.2<text:s text:c="6"/>Se acaba la partida</text:span></text:p>
            <text:p text:style-name="P31"><text:span text:style-name="T22"/></text:p>
            <text:p text:style-name="P32"><text:span text:style-name="T23"><text:s/></text:span><text:span text:style-name="T24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35"><text:span text:style-name="T25">Poscondiciones:<text:s/></text:span><text:span text:style-name="T26"><text:s/>Se modifica la cola y la mano<text:s/></text:span><text:span text:style-name="T27"/></text:p>
          </table:table-cell>
          <table:covered-table-cell/>
        </table:table-row>
        <table:table-row table:style-name="TableRow0108">
          <table:table-cell table:style-name="TableCell010800" table:number-columns-spanned="2">
            <text:p text:style-name="P38"><text:span text:style-name="T28">Interfaz Gráfica: </text:span></text:p>
            <text:p text:style-name="P38"><draw:frame text:anchor-type="as-char" svg:width="169.86mm" svg:height="124.88mm" style:rel-width="scale" style:rel-height="scale"><draw:object-ole xlink:href="OleObj2"/><draw:image xlink:href="ObjectReplacements/OleObj2"/></draw:frame><text:span text:style-name="T29"/></text:p>
            <text:p text:style-name="P38"><text:span text:style-name="T29"/></text:p>
            <text:p text:style-name="P38"><text:span text:style-name="T29"/></text:p>
            <text:p text:style-name="P39"><draw:frame text:anchor-type="as-char" svg:width="169.86mm" svg:height="97.10mm" style:rel-width="scale" style:rel-height="scale"><draw:object-ole xlink:href="OleObj3"/><draw:image xlink:href="ObjectReplacements/OleObj3"/></draw:frame><text:span text:style-name="T30">Ilustración<text:s/></text:span><text:span text:style-name="T31"/></text:p>
          </table:table-cell>
          <table:covered-table-cell/>
        </table:table-row>
      </table:table>
      <text:p text:style-name="P41"><text:span text:style-name="T31"/></text:p>
      <text:p text:style-name="P41"><text:span text:style-name="T31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 table:number-columns-spanned="2">
            <text:p text:style-name="P43"><text:span text:style-name="T32"><text:s/></text:span></text:p>
            <text:p text:style-name="P44"><draw:frame text:anchor-type="as-char" svg:width="143.67mm" svg:height="38.10mm" style:rel-width="scale" style:rel-height="scale"><draw:object-ole xlink:href="OleObj4"/><draw:image xlink:href="ObjectReplacements/OleObj4"/></draw:frame><text:span text:style-name="T33"/></text:p>
          </table:table-cell>
          <table:covered-table-cell/>
        </table:table-row>
        <table:table-row table:style-name="TableRow0201">
          <table:table-cell table:style-name="TableCell020100">
            <text:p text:style-name="P47"><text:span text:style-name="T34">Nombre:<text:s/></text:span><text:span text:style-name="T35"/></text:p>
          </table:table-cell>
          <table:table-cell table:style-name="TableCell020101">
            <text:p text:style-name="P48"><text:span text:style-name="T36">Ayuda</text:span></text:p>
            <text:p text:style-name="P48"><text:span text:style-name="T36"><text:s/></text:span><text:span text:style-name="T37"/></text:p>
          </table:table-cell>
        </table:table-row>
        <table:table-row table:style-name="TableRow0202">
          <table:table-cell table:style-name="TableCell020200" table:number-columns-spanned="2">
            <text:p text:style-name="P51"><text:span text:style-name="T38">Descripción:<text:s/></text:span><text:span text:style-name="T39">Permite al usuario consultar un manual en caso de necesitarlo</text:span></text:p>
            <text:p text:style-name="P52"><text:span text:style-name="T39"><text:s/></text:span><text:span text:style-name="T40"/></text:p>
          </table:table-cell>
          <table:covered-table-cell/>
        </table:table-row>
        <table:table-row table:style-name="TableRow0203">
          <table:table-cell table:style-name="TableCell020300" table:number-columns-spanned="2">
            <text:p text:style-name="P55"><text:span text:style-name="T41">Actores:<text:s/></text:span><text:span text:style-name="T42">Usuario </text:span></text:p>
            <text:p text:style-name="P55"><text:span text:style-name="T42"><text:s/></text:span><text:span text:style-name="T43"/></text:p>
          </table:table-cell>
          <table:covered-table-cell/>
        </table:table-row>
        <table:table-row table:style-name="TableRow0204">
          <table:table-cell table:style-name="TableCell020400" table:number-columns-spanned="2">
            <text:p text:style-name="P57"><text:span text:style-name="T44">Precondiciones:<text:s/></text:span><text:span text:style-name="T45">Ninguna</text:span></text:p>
            <text:p text:style-name="P57"><text:span text:style-name="T45"><text:s/></text:span><text:span text:style-name="T46"/></text:p>
          </table:table-cell>
          <table:covered-table-cell/>
        </table:table-row>
        <table:table-row table:style-name="TableRow0205">
          <table:table-cell table:style-name="TableCell020500" table:number-columns-spanned="2">
            <text:p text:style-name="P60"><text:span text:style-name="T47">Requisitos no funcionales:<text:s/></text:span><text:span text:style-name="T48">Ninguno. </text:span></text:p>
            <text:p text:style-name="P60"><text:span text:style-name="T48"><text:s/></text:span><text:span text:style-name="T49"/></text:p>
          </table:table-cell>
          <table:covered-table-cell/>
        </table:table-row>
        <table:table-row table:style-name="TableRow0206">
          <table:table-cell table:style-name="TableCell020600" table:number-columns-spanned="2">
            <text:p text:style-name="P63"><text:span text:style-name="T50">Flujo de Eventos: </text:span></text:p>
            <text:p text:style-name="P64"><text:span text:style-name="T51">1.- El usuario pulsa el botón “ayuda”</text:span></text:p>
            <text:p text:style-name="P65"><text:span text:style-name="T52"/></text:p>
          </table:table-cell>
          <table:covered-table-cell/>
        </table:table-row>
        <table:table-row table:style-name="TableRow0207">
          <table:table-cell table:style-name="TableCell020700" table:number-columns-spanned="2">
            <text:p text:style-name="P68"><text:span text:style-name="T53">Poscondiciones:<text:s/></text:span><text:span text:style-name="T54">Ninguna</text:span><text:span text:style-name="T55"/></text:p>
          </table:table-cell>
          <table:covered-table-cell/>
        </table:table-row>
        <table:table-row table:style-name="TableRow0208">
          <table:table-cell table:style-name="TableCell020800" table:number-columns-spanned="2">
            <text:p text:style-name="P71"><draw:frame text:anchor-type="as-char" svg:width="105.04mm" svg:height="114.30mm" style:rel-width="scale" style:rel-height="scale"><draw:object-ole xlink:href="OleObj5"/><draw:image xlink:href="ObjectReplacements/OleObj5"/></draw:frame><text:span text:style-name="T56">Interfaz Gráfica: </text:span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1"><text:span text:style-name="T57"/></text:p>
            <text:p text:style-name="P72"><text:span text:style-name="T57"/></text:p>
          </table:table-cell>
          <table:covered-table-cell/>
        </table:table-row>
      </table:table>
      <text:p text:style-name="P74"><text:span text:style-name="T57"/></text:p>
      <text:p text:style-name="P74"><text:span text:style-name="T57"/></text:p>
      <text:p text:style-name="P74"><text:span text:style-name="T57"/></text:p>
      <text:p text:style-name="P74"><text:span text:style-name="T57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76"><draw:frame text:anchor-type="as-char" svg:width="148.96mm" svg:height="30.96mm" style:rel-width="scale" style:rel-height="scale"><draw:object-ole xlink:href="OleObj6"/><draw:image xlink:href="ObjectReplacements/OleObj6"/></draw:frame><text:span text:style-name="T57"/></text:p>
          </table:table-cell>
          <table:covered-table-cell/>
        </table:table-row>
        <table:table-row table:style-name="TableRow0301">
          <table:table-cell table:style-name="TableCell030100">
            <text:p text:style-name="P79"><text:span text:style-name="T58">Nombre:</text:span><text:span text:style-name="T59"/></text:p>
          </table:table-cell>
          <table:table-cell table:style-name="TableCell030101">
            <text:p text:style-name="P79"><text:span text:style-name="T60">Ranking</text:span><text:span text:style-name="T61"/></text:p>
          </table:table-cell>
        </table:table-row>
        <table:table-row table:style-name="TableRow0302">
          <table:table-cell table:style-name="TableCell030200" table:number-columns-spanned="2">
            <text:p text:style-name="P82"><text:span text:style-name="T62">Descripción:<text:s/></text:span><text:span text:style-name="T63">Permite al usuario consultar el ranking</text:span></text:p>
            <text:p text:style-name="P82"><text:span text:style-name="T64"/></text:p>
          </table:table-cell>
          <table:covered-table-cell/>
        </table:table-row>
        <table:table-row table:style-name="TableRow0303">
          <table:table-cell table:style-name="TableCell030300" table:number-columns-spanned="2">
            <text:p text:style-name="P84"><text:span text:style-name="T65">Actores:<text:s/></text:span><text:span text:style-name="T66">Usuario</text:span></text:p>
            <text:p text:style-name="P84"><text:span text:style-name="T67"/></text:p>
          </table:table-cell>
          <table:covered-table-cell/>
        </table:table-row>
        <table:table-row table:style-name="TableRow0304">
          <table:table-cell table:style-name="TableCell030400" table:number-columns-spanned="2">
            <text:p text:style-name="P86"><text:span text:style-name="T68">Precondiciones:<text:s/></text:span><text:span text:style-name="T69">Tener ejecutado el servidor sql</text:span></text:p>
            <text:p text:style-name="P86"><text:span text:style-name="T70"/></text:p>
          </table:table-cell>
          <table:covered-table-cell/>
        </table:table-row>
        <table:table-row table:style-name="TableRow0305">
          <table:table-cell table:style-name="TableCell030500" table:number-columns-spanned="2">
            <text:p text:style-name="P88"><text:span text:style-name="T71">Requisitos no funcionales:<text:s/></text:span><text:span text:style-name="T72">Ninguno </text:span></text:p>
            <text:p text:style-name="P88"><text:span text:style-name="T73"/></text:p>
          </table:table-cell>
          <table:covered-table-cell/>
        </table:table-row>
        <table:table-row table:style-name="TableRow0306">
          <table:table-cell table:style-name="TableCell030600" table:number-columns-spanned="2">
            <text:p text:style-name="P90"><text:span text:style-name="T74">Flujo de eventos: </text:span></text:p>
            <text:p text:style-name="P90"><text:span text:style-name="T75">1-.<text:s/></text:span><text:span text:style-name="T76">El usuario pulsa el botón “ayuda”</text:span></text:p>
            <text:p text:style-name="P90"><text:span text:style-name="T77"/></text:p>
          </table:table-cell>
          <table:covered-table-cell/>
        </table:table-row>
        <table:table-row table:style-name="TableRow0307">
          <table:table-cell table:style-name="TableCell030700" table:number-columns-spanned="2">
            <text:p text:style-name="P92"><text:span text:style-name="T78">Poscondiciones:<text:s/></text:span><text:span text:style-name="T79">Ninguna</text:span></text:p>
            <text:p text:style-name="P92"><text:span text:style-name="T80"/></text:p>
          </table:table-cell>
          <table:covered-table-cell/>
        </table:table-row>
        <table:table-row table:style-name="TableRow0308">
          <table:table-cell table:style-name="TableCell030800" table:number-columns-spanned="2">
            <text:p text:style-name="P95"><text:span text:style-name="T81">Interfaz gráfica:</text:span></text:p>
            <text:p text:style-name="P95"><text:span text:style-name="T82"/></text:p>
          </table:table-cell>
          <table:covered-table-cell/>
        </table:table-row>
      </table:table>
      <text:p text:style-name="P97"><text:span text:style-name="T82"/></text:p>
      <text:p text:style-name="P98"><text:span text:style-name="T8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 table:number-columns-spanned="2">
            <text:p text:style-name="P100"><draw:frame text:anchor-type="as-char" svg:width="88.90mm" svg:height="46.04mm" style:rel-width="scale" style:rel-height="scale"><draw:object-ole xlink:href="OleObj7"/><draw:image xlink:href="ObjectReplacements/OleObj7"/></draw:frame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  <text:p text:style-name="P100"><text:span text:style-name="T82"/></text:p>
          </table:table-cell>
          <table:covered-table-cell/>
        </table:table-row>
        <table:table-row table:style-name="TableRow0401">
          <table:table-cell table:style-name="TableCell040100">
            <text:p text:style-name="P103"><text:span text:style-name="T83">Nombre:</text:span><text:span text:style-name="T84"/></text:p>
          </table:table-cell>
          <table:table-cell table:style-name="TableCell040101">
            <text:p text:style-name="P103"><text:span text:style-name="T85">Save/Load</text:span><text:span text:style-name="T86"/></text:p>
          </table:table-cell>
        </table:table-row>
        <table:table-row table:style-name="TableRow0402">
          <table:table-cell table:style-name="TableCell040200" table:number-columns-spanned="2">
            <text:p text:style-name="P106"><text:span text:style-name="T87">Descripción:<text:s/></text:span><text:span text:style-name="T88">Permite al usuario guardar la partida en cualquier momento y cargar una partida guardada</text:span></text:p>
            <text:p text:style-name="P106"><text:span text:style-name="T89"/></text:p>
          </table:table-cell>
          <table:covered-table-cell/>
        </table:table-row>
        <table:table-row table:style-name="TableRow0403">
          <table:table-cell table:style-name="TableCell040300" table:number-columns-spanned="2">
            <text:p text:style-name="P108"><text:span text:style-name="T90">Actores:<text:s/></text:span><text:span text:style-name="T91">Jugador</text:span></text:p>
            <text:p text:style-name="P108"><text:span text:style-name="T92"/></text:p>
          </table:table-cell>
          <table:covered-table-cell/>
        </table:table-row>
        <table:table-row table:style-name="TableRow0404">
          <table:table-cell table:style-name="TableCell040400" table:number-columns-spanned="2">
            <text:p text:style-name="P110"><text:span text:style-name="T93">Precondiciones:<text:s/></text:span><text:span text:style-name="T94">Estar logueado y haber guardado alguna partida para poder cargarla</text:span></text:p>
            <text:p text:style-name="P110"><text:span text:style-name="T95"/></text:p>
          </table:table-cell>
          <table:covered-table-cell/>
        </table:table-row>
        <table:table-row table:style-name="TableRow0405">
          <table:table-cell table:style-name="TableCell040500" table:number-columns-spanned="2">
            <text:p text:style-name="P112"><text:span text:style-name="T96">Requisitos no funcionales:<text:s/></text:span><text:span text:style-name="T97">Los datos de la partida se guardarán en la base de datos</text:span></text:p>
            <text:p text:style-name="P112"><text:span text:style-name="T98"/></text:p>
          </table:table-cell>
          <table:covered-table-cell/>
        </table:table-row>
        <table:table-row table:style-name="TableRow0406">
          <table:table-cell table:style-name="TableCell040600" table:number-columns-spanned="2">
            <text:p text:style-name="P114"><text:span text:style-name="T99">Flujo de eventos: </text:span></text:p>
            <text:p text:style-name="P114"><text:span text:style-name="T100">1-.<text:s/></text:span><text:span text:style-name="T101">El usuario se logueará</text:span></text:p>
            <text:p text:style-name="P114"><text:span text:style-name="T101">[Si el usuario quiere]</text:span></text:p>
            <text:p text:style-name="P114"><text:span text:style-name="T101"><text:tab/>2-. El usuario podrá cargar una partida si tiene alguna guardada</text:span></text:p>
            <text:p text:style-name="P114"><text:span text:style-name="T101">3-.El usuario jugará la partida que ha cargado o una nueva</text:span></text:p>
            <text:p text:style-name="P114"><text:span text:style-name="T101">[Si el usuario quiere]</text:span></text:p>
            <text:p text:style-name="P114"><text:span text:style-name="T101"><text:tab/>4-. En cualquier momento el usuario podrá guardar la partida</text:span></text:p>
            <text:p text:style-name="P114"><text:span text:style-name="T102"/></text:p>
          </table:table-cell>
          <table:covered-table-cell/>
        </table:table-row>
        <table:table-row table:style-name="TableRow0407">
          <table:table-cell table:style-name="TableCell040700" table:number-columns-spanned="2">
            <text:p text:style-name="P116"><text:span text:style-name="T103">Poscondiciones:<text:s/></text:span><text:span text:style-name="T104">Ninguna</text:span></text:p>
            <text:p text:style-name="P116"><text:span text:style-name="T105"/></text:p>
          </table:table-cell>
          <table:covered-table-cell/>
        </table:table-row>
      </table:table>
      <text:p text:style-name="P118"><text:span text:style-name="T105"/></text:p>
      <text:p text:style-name="P119"><text:span text:style-name="T105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 table:number-columns-spanned="2">
            <text:p text:style-name="P121"><draw:frame text:anchor-type="as-char" svg:width="90.75mm" svg:height="40.75mm" style:rel-width="scale" style:rel-height="scale"><draw:object-ole xlink:href="OleObj8"/><draw:image xlink:href="ObjectReplacements/OleObj8"/></draw:frame><text:span text:style-name="T105"/></text:p>
            <text:p text:style-name="P122"><text:span text:style-name="T105"/></text:p>
          </table:table-cell>
          <table:covered-table-cell/>
        </table:table-row>
        <table:table-row table:style-name="TableRow0501">
          <table:table-cell table:style-name="TableCell050100">
            <text:p text:style-name="P125"><text:span text:style-name="T106">Nombr:</text:span><text:span text:style-name="T107"/></text:p>
          </table:table-cell>
          <table:table-cell table:style-name="TableCell050101">
            <text:p text:style-name="P125"><text:span text:style-name="T108">Ayuda</text:span></text:p>
            <text:p text:style-name="P125"><text:span text:style-name="T109"/></text:p>
          </table:table-cell>
        </table:table-row>
        <table:table-row table:style-name="TableRow0502">
          <table:table-cell table:style-name="TableCell050200" table:number-columns-spanned="2">
            <text:p text:style-name="P128"><text:span text:style-name="T110">Descripción:<text:s/></text:span><text:span text:style-name="T111">Al ganar una partida con más de 6 puntos se consigue una ayuda. Hasta dos veces por partida se puede usar una ayuda para sacar una carta del oponente del bar y ponerla en la cola</text:span></text:p>
            <text:p text:style-name="P128"><text:span text:style-name="T112"/></text:p>
          </table:table-cell>
          <table:covered-table-cell/>
        </table:table-row>
        <table:table-row table:style-name="TableRow0503">
          <table:table-cell table:style-name="TableCell050300" table:number-columns-spanned="2">
            <text:p text:style-name="P130"><text:span text:style-name="T113">Actores:<text:s/></text:span><text:span text:style-name="T114">Jugador</text:span></text:p>
            <text:p text:style-name="P130"><text:span text:style-name="T115"/></text:p>
          </table:table-cell>
          <table:covered-table-cell/>
        </table:table-row>
        <table:table-row table:style-name="TableRow0504">
          <table:table-cell table:style-name="TableCell050400" table:number-columns-spanned="2">
            <text:p text:style-name="P132"><text:span text:style-name="T116">Precondiciones:<text:s/></text:span><text:span text:style-name="T117">Estar logueado, en partida y haber conseguido alguna ayuda previamente</text:span></text:p>
            <text:p text:style-name="P132"><text:span text:style-name="T118"/></text:p>
          </table:table-cell>
          <table:covered-table-cell/>
        </table:table-row>
        <table:table-row table:style-name="TableRow0505">
          <table:table-cell table:style-name="TableCell050500" table:number-columns-spanned="2">
            <text:p text:style-name="P134"><text:span text:style-name="T119">Requisitos no funcionales:<text:s/></text:span><text:span text:style-name="T120">Las ayudas del jugador se guardarán en la base de datos</text:span></text:p>
            <text:p text:style-name="P134"><text:span text:style-name="T121"/></text:p>
          </table:table-cell>
          <table:covered-table-cell/>
        </table:table-row>
        <table:table-row table:style-name="TableRow0506">
          <table:table-cell table:style-name="TableCell050600" table:number-columns-spanned="2">
            <text:p text:style-name="P136"><text:span text:style-name="T122">Flujo de eventos:</text:span></text:p>
            <text:p text:style-name="P136"><text:span text:style-name="T123">1-.<text:s/></text:span><text:span text:style-name="T124">El usuario se logueará</text:span></text:p>
            <text:p text:style-name="P136"><text:span text:style-name="T124">2-.El usuario jugará una partida</text:span></text:p>
            <text:p text:style-name="P136"><text:span text:style-name="T124">[Si el usuario quiere]</text:span></text:p>
            <text:p text:style-name="P136"><text:span text:style-name="T124"><text:tab/>2-. El usuario podrá usar una ayuda si tiene alguna</text:span></text:p>
            <text:p text:style-name="P136"><text:span text:style-name="T124">[Si el gana con mas de 6 puntos]</text:span></text:p>
            <text:p text:style-name="P136"><text:span text:style-name="T124"><text:tab/>4-. El usuario conseguirá una ayuda</text:span></text:p>
            <text:p text:style-name="P136"><text:span text:style-name="T125"/></text:p>
          </table:table-cell>
          <table:covered-table-cell/>
        </table:table-row>
        <table:table-row table:style-name="TableRow0507">
          <table:table-cell table:style-name="TableCell050700" table:number-columns-spanned="2">
            <text:p text:style-name="P138"><text:span text:style-name="T126">Poscondiciones:<text:s/></text:span><text:span text:style-name="T127">Ninguna</text:span></text:p>
            <text:p text:style-name="P138"><text:span text:style-name="T128"/></text:p>
          </table:table-cell>
          <table:covered-table-cell/>
        </table:table-row>
        <table:table-row table:style-name="TableRow0508">
          <table:table-cell table:style-name="TableCell050800" table:number-columns-spanned="2">
            <text:p text:style-name="P140"><text:span text:style-name="T128"/></text:p>
          </table:table-cell>
          <table:covered-table-cell/>
        </table:table-row>
      </table:table>
      <text:p text:style-name="P142"><text:span text:style-name="T128"/></text:p>
      <text:p text:style-name="P142"><text:span text:style-name="T128"/></text:p>
      <text:p text:style-name="P142"><text:span text:style-name="T128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 table:number-columns-spanned="2">
            <text:p text:style-name="P144"><text:span text:style-name="T130"/></text:p>
            <text:p text:style-name="P144"><draw:frame text:anchor-type="as-char" svg:width="130.97mm" svg:height="64.82mm" style:rel-width="scale" style:rel-height="scale"><draw:object-ole xlink:href="OleObj9"/><draw:image xlink:href="ObjectReplacements/OleObj9"/></draw:frame><text:span text:style-name="T130"/></text:p>
            <text:p text:style-name="P144"><text:span text:style-name="T130"/></text:p>
          </table:table-cell>
          <table:covered-table-cell/>
        </table:table-row>
        <table:table-row table:style-name="TableRow0601">
          <table:table-cell table:style-name="TableCell060100">
            <text:p text:style-name="P147"><text:span text:style-name="T131">Nombre:</text:span><text:span text:style-name="T132"/></text:p>
          </table:table-cell>
          <table:table-cell table:style-name="TableCell060101">
            <text:p text:style-name="P147"><text:span text:style-name="T133">Registro e identificación, recuperación de contraseña y cambio de contraseña para todos los usuarios</text:span><text:span text:style-name="T134"/></text:p>
          </table:table-cell>
        </table:table-row>
        <table:table-row table:style-name="TableRow0602">
          <table:table-cell table:style-name="TableCell060200" table:number-columns-spanned="2">
            <text:p text:style-name="P150"><text:span text:style-name="T135">Descripción:<text:s/></text:span><text:span text:style-name="T136">Permite al usuario registrarse usando su cuenta de RRSS o creandose una cuenta nueva. Se puede identificar usando dicha cuenta, y si lo desea puede cambiar de contraseña.</text:span></text:p>
            <text:p text:style-name="P150"><text:span text:style-name="T136">En caso que el usuario olvide su contraseña podrá recuperarla mediante una opción dentro de la indentificación.</text:span></text:p>
            <text:p text:style-name="P150"><text:span text:style-name="T137"/></text:p>
          </table:table-cell>
          <table:covered-table-cell/>
        </table:table-row>
        <table:table-row table:style-name="TableRow0603">
          <table:table-cell table:style-name="TableCell060300" table:number-columns-spanned="2">
            <text:p text:style-name="P152"><text:span text:style-name="T138">Actores:<text:s/></text:span><text:span text:style-name="T139">Jugador y Sistema.</text:span></text:p>
            <text:p text:style-name="P152"><text:span text:style-name="T140"/></text:p>
          </table:table-cell>
          <table:covered-table-cell/>
        </table:table-row>
        <table:table-row table:style-name="TableRow0604">
          <table:table-cell table:style-name="TableCell060400" table:number-columns-spanned="2">
            <text:p text:style-name="P154"><text:span text:style-name="T141">Precondiciones:<text:s/></text:span><text:span text:style-name="T142">Introducir los respectivos datos dependiendo de la opción elegida.</text:span><text:span text:style-name="T143"/></text:p>
          </table:table-cell>
          <table:covered-table-cell/>
        </table:table-row>
        <table:table-row table:style-name="TableRow0605">
          <table:table-cell table:style-name="TableCell060500" table:number-columns-spanned="2">
            <text:p text:style-name="P156"><text:span text:style-name="T144">Requisitos no funcionales:<text:s/></text:span><text:span text:style-name="T145">Los datos del usuario se guardarán en nuestra base de datos y en caso que utilize una cuenta asociada a servicios tales como GOOGLE, FACEBOOK, etc... accederemos a ellos.</text:span></text:p>
            <text:p text:style-name="P156"><text:span text:style-name="T146"/></text:p>
          </table:table-cell>
          <table:covered-table-cell/>
        </table:table-row>
        <table:table-row table:style-name="TableRow0606">
          <table:table-cell table:style-name="TableCell060600" table:number-columns-spanned="2">
            <text:p text:style-name="P158"><text:span text:style-name="T147">Flujo de eventos1: </text:span></text:p>
            <text:p text:style-name="P158"><text:span text:style-name="T148">1-.El usuario se registrará</text:span></text:p>
            <text:p text:style-name="P158"><text:span text:style-name="T148">2-.El usuario se logueará</text:span></text:p>
            <text:p text:style-name="P158"><text:span text:style-name="T148">[Si el usuario quiere]</text:span></text:p>
            <text:p text:style-name="P158"><text:span text:style-name="T148"><text:tab/>3-. El usuario podrá cambiar su contraseña</text:span></text:p>
            <text:p text:style-name="P158"><text:span text:style-name="T148">4-. El usuario iniciará el proceso de recuperación de contraseña</text:span><text:span text:style-name="T149"/></text:p>
          </table:table-cell>
          <table:covered-table-cell/>
        </table:table-row>
        <table:table-row table:style-name="TableRow0607">
          <table:table-cell table:style-name="TableCell060700" table:number-columns-spanned="2">
            <text:p text:style-name="P160"><text:span text:style-name="T150">Poscondiciones:<text:s/></text:span><text:span text:style-name="T151">Ninguna</text:span></text:p>
            <text:p text:style-name="P160"><text:span text:style-name="T152"/></text:p>
          </table:table-cell>
          <table:covered-table-cell/>
        </table:table-row>
      </table:table>
      <text:p text:style-name="P162"><text:span text:style-name="T1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